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ffffff"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1" draw:id="id1" draw:layer="layout" svg:width="4cm" svg:height="2.5cm" svg:x="8cm" svg:y="5cm">
          <text:p text:style-name="P1"><text:span text:style-name="T1">Sm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" draw:id="id2" draw:layer="layout" svg:width="4.7cm" svg:height="1.05cm" svg:x="3.9cm" svg:y="1.7cm">
          <draw:text-box>
            <text:p text:style-name="P2">Open source</text:p>
          </draw:text-box>
        </draw:frame>
        <draw:frame draw:style-name="gr3" draw:text-style-name="P2" xml:id="id3" draw:id="id3" draw:layer="layout" svg:width="5.1cm" svg:height="1.673cm" svg:x="10.4cm" svg:y="1cm">
          <draw:text-box>
            <text:p text:style-name="P2">Développement web</text:p>
          </draw:text-box>
        </draw:frame>
        <draw:frame draw:style-name="gr4" draw:text-style-name="P2" xml:id="id4" draw:id="id4" draw:layer="layout" svg:width="3.8cm" svg:height="1.15cm" svg:x="14.6cm" svg:y="5cm">
          <draw:text-box>
            <text:p text:style-name="P2">Consulting</text:p>
          </draw:text-box>
        </draw:frame>
        <draw:frame draw:style-name="gr5" draw:text-style-name="P2" xml:id="id7" draw:id="id7" draw:layer="layout" svg:width="3.5cm" svg:height="1.1cm" svg:x="1cm" svg:y="5.8cm">
          <draw:text-box>
            <text:p text:style-name="P2">Système</text:p>
          </draw:text-box>
        </draw:frame>
        <draw:frame draw:style-name="gr6" draw:text-style-name="P2" xml:id="id6" draw:id="id6" draw:layer="layout" svg:width="5.9cm" svg:height="1.3cm" svg:x="2.9cm" svg:y="9.3cm">
          <draw:text-box>
            <text:p text:style-name="P2">Leader européen</text:p>
          </draw:text-box>
        </draw:frame>
        <draw:frame draw:style-name="gr7" draw:text-style-name="P2" xml:id="id5" draw:id="id5" draw:layer="layout" svg:width="2.5cm" svg:height="1.2cm" svg:x="12.6cm" svg:y="8.3cm">
          <draw:text-box>
            <text:p text:style-name="P2">SSII</text:p>
          </draw:text-box>
        </draw:frame>
        <draw:connector draw:style-name="gr8" draw:text-style-name="P2" draw:layer="layout" draw:type="curve" svg:x1="8.585cm" svg:y1="5.366cm" svg:x2="6.25cm" svg:y2="2.75cm" draw:start-shape="id1" draw:start-glue-point="5" draw:end-shape="id2" draw:end-glue-point="2" svg:d="m8585 5366c0-2254-2335-947-2335-2616">
          <text:p/>
        </draw:connector>
        <draw:connector draw:style-name="gr8" draw:text-style-name="P2" draw:layer="layout" draw:type="curve" svg:x1="10cm" svg:y1="5cm" svg:x2="12.95cm" svg:y2="2.673cm" draw:start-shape="id1" draw:start-glue-point="4" draw:end-shape="id3" draw:end-glue-point="2" svg:d="m10000 5000c0-1764 2950-601 2950-2327">
          <text:p/>
        </draw:connector>
        <draw:connector draw:style-name="gr8" draw:text-style-name="P2" draw:layer="layout" draw:type="curve" svg:x1="12cm" svg:y1="6.25cm" svg:x2="14.6cm" svg:y2="5.575cm" draw:start-shape="id1" draw:start-glue-point="10" draw:end-shape="id4" svg:d="m12000 6250c1969 0 670-675 2600-675">
          <text:p/>
        </draw:connector>
        <draw:connector draw:style-name="gr8" draw:text-style-name="P2" draw:layer="layout" draw:type="curve" svg:x1="11.415cm" svg:y1="7.134cm" svg:x2="13.85cm" svg:y2="8.3cm" draw:start-shape="id1" draw:start-glue-point="9" draw:end-shape="id5" draw:end-glue-point="0" svg:d="m11415 7134c0 4299 4185 2866 4185 1766s-1750-1350-1750-600">
          <text:p/>
        </draw:connector>
        <draw:connector draw:style-name="gr8" draw:text-style-name="P2" draw:layer="layout" draw:type="curve" svg:x1="10cm" svg:y1="7.5cm" svg:x2="8.8cm" svg:y2="9.95cm" draw:start-shape="id1" draw:start-glue-point="8" draw:end-shape="id6" draw:end-glue-point="1" svg:d="m10000 7500c0 1634-400 2450-1200 2450">
          <text:p/>
        </draw:connector>
        <draw:connector draw:style-name="gr8" draw:text-style-name="P2" draw:layer="layout" draw:type="curve" svg:x1="8.585cm" svg:y1="7.134cm" svg:x2="4.5cm" svg:y2="6.35cm" draw:start-shape="id1" draw:start-glue-point="7" draw:end-shape="id7" draw:end-glue-point="1" svg:d="m8585 7134c0 1338-1174 1115-1543 585s65-1369-2542-136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9-06T23:22:01</meta:creation-date>
    <dc:date>2011-09-06T23:31:50</dc:date>
    <dc:creator>Jérémy Subtil</dc:creator>
    <meta:editing-duration>PT9M51S</meta:editing-duration>
    <meta:editing-cycles>1</meta:editing-cycles>
    <meta:document-statistic meta:object-count="13"/>
    <meta:generator>LibreOffice/3.4$Unix LibreOffice_project/340m1$Build-302</meta:generator>
  </office:meta>
</office:document-meta>
</file>